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4pt" fo:font-weight="normal" fo:background-color="#fffffe" style:font-size-asian="14pt" style:font-size-complex="14pt"/>
    </style:style>
    <style:style style:name="P2" style:family="paragraph" style:parent-style-name="Standard">
      <style:paragraph-properties style:line-height-at-least="0.503cm"/>
      <style:text-properties fo:font-size="14pt" style:font-size-asian="14pt" style:font-size-complex="14pt"/>
    </style:style>
    <style:style style:name="T1" style:family="text">
      <style:text-properties fo:color="#0000ff"/>
    </style:style>
    <style:style style:name="T2" style:family="text">
      <style:text-properties fo:color="#0000ff" officeooo:rsid="0019c968"/>
    </style:style>
    <style:style style:name="T3" style:family="text">
      <style:text-properties fo:color="#09885a"/>
    </style:style>
    <style:style style:name="T4" style:family="text">
      <style:text-properties fo:color="#008080"/>
    </style:style>
    <style:style style:name="T5" style:family="text">
      <style:text-properties fo:color="#a315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/></text:p>
      <text:p text:style-name="P1"><text:span text:style-name="T1">function</text:span> areaTriangle(b,h) { </text:p>
      <text:p text:style-name="P1"><text:span text:style-name="T1">return</text:span> (b *h)/<text:span text:style-name="T3">2</text:span></text:p>
      <text:p text:style-name="P1">}</text:p>
      <text:p text:style-name="P1">console.log(areaTriangle(<text:span text:style-name="T3">5</text:span>,<text:span text:style-name="T3">10</text:span>))</text:p>
      <text:p text:style-name="P1"><text:span text:style-name="T1">-----------------------------------------</text:span></text:p>
      <text:p text:style-name="P1"><text:span text:style-name="T1">function</text:span> perimeter(w,h) { </text:p>
      <text:p text:style-name="P1"><text:span text:style-name="T1">return</text:span> w+h*<text:span text:style-name="T3">2</text:span></text:p>
      <text:p text:style-name="P1">}</text:p>
      <text:p text:style-name="P1">console.log(perimeter(<text:span text:style-name="T3">6</text:span>,<text:span text:style-name="T3">8</text:span>))</text:p>
      <text:p text:style-name="P2">-----------------------------------</text:p>
      <text:p text:style-name="P1"><text:span text:style-name="T1">function</text:span> square(num) { </text:p>
      <text:p text:style-name="P1"><text:span text:style-name="T1">return</text:span> num*num</text:p>
      <text:p text:style-name="P1">}</text:p>
      <text:p text:style-name="P1">console.log(square(<text:span text:style-name="T3">4</text:span>))</text:p>
      <text:p text:style-name="P2">----------------------------------</text:p>
      <text:p text:style-name="P1"><text:span text:style-name="T1">function</text:span> remainder(num1,num2) { </text:p>
      <text:p text:style-name="P1"><text:span text:style-name="T1">return</text:span> num1 % num2</text:p>
      <text:p text:style-name="P1">}</text:p>
      <text:p text:style-name="P1">console.log(remainder(<text:span text:style-name="T3">17</text:span>,<text:span text:style-name="T3">3</text:span>))</text:p>
      <text:p text:style-name="P2">----------------------------------</text:p>
      <text:p text:style-name="P1"><text:span text:style-name="T1">function</text:span> howManySeconds(hours) { </text:p>
      <text:p text:style-name="P1"><text:span text:style-name="T1">return</text:span> hours*<text:span text:style-name="T3">3600</text:span></text:p>
      <text:p text:style-name="P1">} </text:p>
      <text:p text:style-name="P1">console.log(howManySeconds(<text:span text:style-name="T3">5</text:span>))</text:p>
      <text:p text:style-name="P2">----------------------------------------</text:p>
      <text:p text:style-name="P1"><text:span text:style-name="T1">function</text:span> <text:span text:style-name="T4">HowManySeconds</text:span>(hours,minutes) { </text:p>
      <text:p text:style-name="P1"><text:span text:style-name="T1">return</text:span> (<text:span text:style-name="T5">"hours to seconds:"</text:span>+ hours*<text:span text:style-name="T3">3600</text:span> </text:p>
      <text:p text:style-name="P1">+<text:span text:style-name="T5">" minutes to seconds:"</text:span>+minutes*<text:span text:style-name="T3">60</text:span>)</text:p>
      <text:p text:style-name="P1">}</text:p>
      <text:p text:style-name="P1">console.log(<text:span text:style-name="T4">HowManySeconds</text:span>(<text:span text:style-name="T3">3</text:span>,<text:span text:style-name="T3">40</text:span>))</text:p>
      <text:p text:style-name="P1"><text:span text:style-name="T1">-------------------------------------</text:span></text:p>
      <text:p text:style-name="P1"><text:span text:style-name="T1"/></text:p>
      <text:p text:style-name="P1"><text:span text:style-name="T1">function</text:span> sayHello(name) { </text:p>
      <text:p text:style-name="P1"><text:span text:style-name="T1">return</text:span> <text:span text:style-name="T5">"Hello "</text:span>+name+<text:span text:style-name="T5">"!"</text:span></text:p>
      <text:p text:style-name="P1">}</text:p>
      <text:p text:style-name="P1">console.log(sayHello(<text:span text:style-name="T5">"simplon"</text:span>))</text:p>
      <text:p text:style-name="P2">--------------------------------</text:p>
      <text:p text:style-name="P1"><text:span text:style-name="T1">function</text:span> <text:span text:style-name="T4">StrLength</text:span>(string) { </text:p>
      <text:p text:style-name="P1"><text:span text:style-name="T1">return</text:span> string.length</text:p>
      <text:p text:style-name="P1">}</text:p>
      <text:p text:style-name="P1">console.log(<text:span text:style-name="T4">StrLength</text:span>(<text:span text:style-name="T5">"ahmed"</text:span>))</text:p>
      <text:p text:style-name="P2">------------------------------</text:p>
      <text:p text:style-name="P1"><text:span text:style-name="T2"/></text:p>
      <text:p text:style-name="P1"><text:soft-page-break/><text:span text:style-name="T1">function</text:span> <text:span text:style-name="T4">LastFirst</text:span>(first, last) { </text:p>
      <text:p text:style-name="P1"><text:span text:style-name="T1">return</text:span> first+<text:span text:style-name="T5">","</text:span>+last</text:p>
      <text:p text:style-name="P1">}</text:p>
      <text:p text:style-name="P1">console.log(<text:span text:style-name="T4">LastFirst</text:span>(<text:span text:style-name="T5">"\"liv"</text:span>,<text:span text:style-name="T5">"city\""</text:span>))</text:p>
      <text:p text:style-name="P2">--------------------------------</text:p>
      <text:p text:style-name="P1"><text:span text:style-name="T1">function</text:span> increment(num) { </text:p>
      <text:p text:style-name="P1"><text:span text:style-name="T1">return</text:span> num+<text:span text:style-name="T3">1</text:span> }</text:p>
      <text:p text:style-name="P1">console.log(increment(<text:span text:style-name="T3">5</text:span>))</text:p>
      <text:p text:style-name="P1"><text:span text:style-name="T1">function</text:span> numArgs(t) { </text:p>
      <text:p text:style-name="P1"><text:span text:style-name="T1">return</text:span> t.length</text:p>
      <text:p text:style-name="P1">}</text:p>
      <text:p text:style-name="P1">console.log(numArgs([<text:span text:style-name="T3">8</text:span>,<text:span text:style-name="T3">6</text:span>,<text:span text:style-name="T3">5</text:span>,<text:span text:style-name="T5">"a"</text:span>]))</text:p>
      <text:p text:style-name="P2">------------------------</text:p>
      <text:p text:style-name="P1"><text:span text:style-name="T2"/></text:p>
      <text:p text:style-name="P1"><text:span text:style-name="T1">function</text:span> numArgs1 (c) {</text:p>
      <text:p text:style-name="P1"><text:span text:style-name="T1">let</text:span> num= parseInt(c) </text:p>
      <text:p text:style-name="P1"><text:span text:style-name="T1">return</text:span> num</text:p>
      <text:p text:style-name="P1">}</text:p>
      <text:p text:style-name="P1">console.log(numArgs1(<text:span text:style-name="T5">"5"</text:span>))</text:p>
      <text:p text:style-name="P2">---------------------------</text:p>
      <text:p text:style-name="P1"><text:span text:style-name="T1">function</text:span> numArgs2 (n) {</text:p>
      <text:p text:style-name="P1"><text:span text:style-name="T1">return</text:span> n.toString()</text:p>
      <text:p text:style-name="P1">}</text:p>
      <text:p text:style-name="P1">console.log(numArgs2(<text:span text:style-name="T3">10</text:span>))</text:p>
      <text:p text:style-name="P1"><text:span text:style-name="T1">-------------------------</text:span></text:p>
      <text:p text:style-name="P1"><text:span text:style-name="T1">function</text:span> <text:span text:style-name="T4">Asci</text:span>(c){</text:p>
      <text:p text:style-name="P1"><text:span text:style-name="T1">return</text:span> c.charCodeAt()</text:p>
      <text:p text:style-name="P1">}</text:p>
      <text:p text:style-name="P1">console.log(<text:span text:style-name="T4">Asci</text:span>(<text:span text:style-name="T5">"m"</text:span>))</text:p>
      <text:p text:style-name="P2">------------------------</text:p>
      <text:p text:style-name="P1"><text:span text:style-name="T1">function</text:span> numLen(x) { </text:p>
      <text:p text:style-name="P1"><text:span text:style-name="T1">return</text:span> x.toString().length;</text:p>
      <text:p text:style-name="P1">}</text:p>
      <text:p text:style-name="P1">console.log(numLen(<text:span text:style-name="T3">57896457965445456</text:span>))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4T11:41:45.417890460</meta:creation-date>
    <dc:date>2020-03-24T11:45:40.435132686</dc:date>
    <meta:editing-duration>PT3M57S</meta:editing-duration>
    <meta:editing-cycles>1</meta:editing-cycles>
    <meta:document-statistic meta:table-count="0" meta:image-count="0" meta:object-count="0" meta:page-count="2" meta:paragraph-count="74" meta:word-count="134" meta:character-count="1621" meta:non-whitespace-character-count="1546"/>
    <meta:generator>LibreOffice/6.3.5.2$Linux_X86_64 LibreOffice_project/30$Build-2</meta:generator>
  </office:meta>
</office:document-meta>
</file>